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35in"/>
    </style:style>
    <style:style style:name="co2" style:family="table-column">
      <style:table-column-properties fo:break-before="auto" style:column-width="4.2563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4.4508in"/>
    </style:style>
    <style:style style:name="co5" style:family="table-column">
      <style:table-column-properties fo:break-before="auto" style:column-width="1.1028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access limitations</text:p>
          </table:table-cell>
          <table:table-cell office:value-type="string">
            <text:p>limit access to opposing team</text:p>
          </table:table-cell>
          <table:table-cell table:style-name="ce1" office:value-type="string">
            <text:p>helps</text:p>
          </table:table-cell>
          <table:table-cell office:value-type="string">
            <text:p>selective dissemination of informaiton</text:p>
          </table:table-cell>
          <table:table-cell table:number-columns-repeated="1020"/>
        </table:table-row>
        <table:table-row table:style-name="ro1">
          <table:table-cell office:value-type="string">
            <text:p>value all disagreements</text:p>
          </table:table-cell>
          <table:table-cell office:value-type="string">
            <text:p>acceptance</text:p>
          </table:table-cell>
          <table:table-cell table:style-name="ce1" office:value-type="string">
            <text:p>helps</text:p>
          </table:table-cell>
          <table:table-cell office:value-type="string">
            <text:p>group unity</text:p>
          </table:table-cell>
          <table:table-cell table:number-columns-repeated="1020"/>
        </table:table-row>
        <table:table-row table:style-name="ro1">
          <table:table-cell office:value-type="string">
            <text:p>groups</text:p>
          </table:table-cell>
          <table:table-cell office:value-type="string">
            <text:p>active groups</text:p>
          </table:table-cell>
          <table:table-cell table:style-name="ce1" office:value-type="string">
            <text:p>helps</text:p>
          </table:table-cell>
          <table:table-cell office:value-type="string">
            <text:p>communication is succinct</text:p>
          </table:table-cell>
          <table:table-cell table:number-columns-repeated="1020"/>
        </table:table-row>
        <table:table-row table:style-name="ro1">
          <table:table-cell office:value-type="string">
            <text:p>groups</text:p>
          </table:table-cell>
          <table:table-cell office:value-type="string">
            <text:p>active groups</text:p>
          </table:table-cell>
          <table:table-cell table:style-name="ce1" office:value-type="string">
            <text:p>hurts</text:p>
          </table:table-cell>
          <table:table-cell office:value-type="string">
            <text:p>group stability</text:p>
          </table:table-cell>
          <table:table-cell table:number-columns-repeated="1020"/>
        </table:table-row>
        <table:table-row table:style-name="ro1">
          <table:table-cell office:value-type="string">
            <text:p>groups</text:p>
          </table:table-cell>
          <table:table-cell office:value-type="string">
            <text:p>active groups</text:p>
          </table:table-cell>
          <table:table-cell table:style-name="ce1" office:value-type="string">
            <text:p>hurts</text:p>
          </table:table-cell>
          <table:table-cell office:value-type="string">
            <text:p>group stability</text:p>
          </table:table-cell>
          <table:table-cell table:number-columns-repeated="1020"/>
        </table:table-row>
        <table:table-row table:style-name="ro1">
          <table:table-cell office:value-type="string">
            <text:p>develop user roles</text:p>
          </table:table-cell>
          <table:table-cell office:value-type="string">
            <text:p>active participation</text:p>
          </table:table-cell>
          <table:table-cell table:style-name="ce1" office:value-type="string">
            <text:p>helps</text:p>
          </table:table-cell>
          <table:table-cell office:value-type="string">
            <text:p>involvement be increased</text:p>
          </table:table-cell>
          <table:table-cell table:number-columns-repeated="1020"/>
        </table:table-row>
        <table:table-row table:style-name="ro1">
          <table:table-cell office:value-type="string">
            <text:p>advertise value of standards</text:p>
          </table:table-cell>
          <table:table-cell office:value-type="string">
            <text:p>adhere to standard process</text:p>
          </table:table-cell>
          <table:table-cell table:style-name="ce1" office:value-type="string">
            <text:p>helps</text:p>
          </table:table-cell>
          <table:table-cell office:value-type="string">
            <text:p>efficiently aggregate content</text:p>
          </table:table-cell>
          <table:table-cell table:number-columns-repeated="1020"/>
        </table:table-row>
        <table:table-row table:style-name="ro1">
          <table:table-cell office:value-type="string">
            <text:p>group rule followers</text:p>
          </table:table-cell>
          <table:table-cell office:value-type="string">
            <text:p>adhere to standard process</text:p>
          </table:table-cell>
          <table:table-cell table:style-name="ce1" office:value-type="string">
            <text:p>helps</text:p>
          </table:table-cell>
          <table:table-cell office:value-type="string">
            <text:p>efficiently aggregate content</text:p>
          </table:table-cell>
          <table:table-cell table:number-columns-repeated="1020"/>
        </table:table-row>
        <table:table-row table:style-name="ro1">
          <table:table-cell office:value-type="string">
            <text:p>provide equal opportunity to participate</text:p>
          </table:table-cell>
          <table:table-cell office:value-type="string">
            <text:p>all viewpoints considered</text:p>
          </table:table-cell>
          <table:table-cell table:style-name="ce1" office:value-type="string">
            <text:p>helps</text:p>
          </table:table-cell>
          <table:table-cell office:value-type="string">
            <text:p>discussion be ethical</text:p>
          </table:table-cell>
          <table:table-cell table:number-columns-repeated="1020"/>
        </table:table-row>
        <table:table-row table:style-name="ro1">
          <table:table-cell office:value-type="string">
            <text:p>require comment labeling</text:p>
          </table:table-cell>
          <table:table-cell office:value-type="string">
            <text:p>analyse comment topic</text:p>
          </table:table-cell>
          <table:table-cell table:style-name="ce1" office:value-type="string">
            <text:p>hurts</text:p>
          </table:table-cell>
          <table:table-cell office:value-type="string">
            <text:p>participation</text:p>
          </table:table-cell>
          <table:table-cell table:number-columns-repeated="1020"/>
        </table:table-row>
        <table:table-row table:style-name="ro1">
          <table:table-cell office:value-type="string">
            <text:p>semantic icons</text:p>
          </table:table-cell>
          <table:table-cell office:value-type="string">
            <text:p>argument presentation</text:p>
          </table:table-cell>
          <table:table-cell table:style-name="ce1" office:value-type="string">
            <text:p>helps</text:p>
          </table:table-cell>
          <table:table-cell office:value-type="string">
            <text:p>knowledge externalization be supported</text:p>
          </table:table-cell>
          <table:table-cell table:number-columns-repeated="1020"/>
        </table:table-row>
        <table:table-row table:style-name="ro1">
          <table:table-cell office:value-type="string">
            <text:p>conversation stored as document</text:p>
          </table:table-cell>
          <table:table-cell office:value-type="string">
            <text:p>awareness of shared representation</text:p>
          </table:table-cell>
          <table:table-cell table:style-name="ce1" office:value-type="string">
            <text:p>helps</text:p>
          </table:table-cell>
          <table:table-cell office:value-type="string">
            <text:p>social norms be emergent</text:p>
          </table:table-cell>
          <table:table-cell table:number-columns-repeated="1020"/>
        </table:table-row>
        <table:table-row table:style-name="ro1">
          <table:table-cell office:value-type="string">
            <text:p>local learning seminars</text:p>
          </table:table-cell>
          <table:table-cell office:value-type="string">
            <text:p>bridge f2f and online</text:p>
          </table:table-cell>
          <table:table-cell table:style-name="ce1" office:value-type="string">
            <text:p>helps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string">
            <text:p>local learning seminars</text:p>
          </table:table-cell>
          <table:table-cell office:value-type="string">
            <text:p>bridge f2f and online</text:p>
          </table:table-cell>
          <table:table-cell table:style-name="ce1" office:value-type="string">
            <text:p>helps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string">
            <text:p>anonymity</text:p>
          </table:table-cell>
          <table:table-cell office:value-type="string">
            <text:p>comfortable communication</text:p>
          </table:table-cell>
          <table:table-cell table:style-name="ce1" office:value-type="string">
            <text:p>helps</text:p>
          </table:table-cell>
          <table:table-cell office:value-type="string">
            <text:p>sensitive issues be surfaced</text:p>
          </table:table-cell>
          <table:table-cell table:number-columns-repeated="1020"/>
        </table:table-row>
        <table:table-row table:style-name="ro1">
          <table:table-cell office:value-type="string">
            <text:p>comment support</text:p>
          </table:table-cell>
          <table:table-cell office:value-type="string">
            <text:p>comment</text:p>
          </table:table-cell>
          <table:table-cell table:style-name="ce1" office:value-type="string">
            <text:p>helps</text:p>
          </table:table-cell>
          <table:table-cell office:value-type="string">
            <text:p>community involvement</text:p>
          </table:table-cell>
          <table:table-cell table:number-columns-repeated="1020"/>
        </table:table-row>
        <table:table-row table:style-name="ro1">
          <table:table-cell office:value-type="string">
            <text:p>qurery prothesis</text:p>
          </table:table-cell>
          <table:table-cell office:value-type="string">
            <text:p>complex search queries</text:p>
          </table:table-cell>
          <table:table-cell table:style-name="ce1" office:value-type="string">
            <text:p>helps</text:p>
          </table:table-cell>
          <table:table-cell office:value-type="string">
            <text:p>information sources be broad</text:p>
          </table:table-cell>
          <table:table-cell table:number-columns-repeated="1020"/>
        </table:table-row>
        <table:table-row table:style-name="ro1">
          <table:table-cell office:value-type="string">
            <text:p>virtual world</text:p>
          </table:table-cell>
          <table:table-cell office:value-type="string">
            <text:p>consciously produce social cues</text:p>
          </table:table-cell>
          <table:table-cell table:style-name="ce1" office:value-type="string">
            <text:p>helps</text:p>
          </table:table-cell>
          <table:table-cell office:value-type="string">
            <text:p>awareness of others activities be supported</text:p>
          </table:table-cell>
          <table:table-cell table:number-columns-repeated="1020"/>
        </table:table-row>
        <table:table-row table:style-name="ro1">
          <table:table-cell office:value-type="string">
            <text:p>virtual world</text:p>
          </table:table-cell>
          <table:table-cell office:value-type="string">
            <text:p>consciously produce social cues</text:p>
          </table:table-cell>
          <table:table-cell table:style-name="ce1" office:value-type="string">
            <text:p>hurts</text:p>
          </table:table-cell>
          <table:table-cell office:value-type="string">
            <text:p>effort be minimal</text:p>
          </table:table-cell>
          <table:table-cell table:number-columns-repeated="1020"/>
        </table:table-row>
        <table:table-row table:style-name="ro1">
          <table:table-cell office:value-type="string">
            <text:p>anonymity</text:p>
          </table:table-cell>
          <table:table-cell office:value-type="string">
            <text:p>contribute opinion</text:p>
          </table:table-cell>
          <table:table-cell table:style-name="ce1" office:value-type="string">
            <text:p>helps</text:p>
          </table:table-cell>
          <table:table-cell office:value-type="string">
            <text:p>avoid evaluation apprehension</text:p>
          </table:table-cell>
          <table:table-cell table:number-columns-repeated="1020"/>
        </table:table-row>
        <table:table-row table:style-name="ro1">
          <table:table-cell office:value-type="string">
            <text:p>avoid grouping similar people</text:p>
          </table:table-cell>
          <table:table-cell office:value-type="string">
            <text:p>contribute to diverse topics</text:p>
          </table:table-cell>
          <table:table-cell table:style-name="ce1" office:value-type="string">
            <text:p>helps</text:p>
          </table:table-cell>
          <table:table-cell office:value-type="string">
            <text:p>increase content breadth</text:p>
          </table:table-cell>
          <table:table-cell table:number-columns-repeated="1020"/>
        </table:table-row>
        <table:table-row table:style-name="ro1">
          <table:table-cell office:value-type="string">
            <text:p>emphasize divergent opinions</text:p>
          </table:table-cell>
          <table:table-cell office:value-type="string">
            <text:p>contribute to diverse topics</text:p>
          </table:table-cell>
          <table:table-cell table:style-name="ce1" office:value-type="string">
            <text:p>helps</text:p>
          </table:table-cell>
          <table:table-cell office:value-type="string">
            <text:p>increase content breadth</text:p>
          </table:table-cell>
          <table:table-cell table:number-columns-repeated="1020"/>
        </table:table-row>
        <table:table-row table:style-name="ro1">
          <table:table-cell office:value-type="string">
            <text:p>private discussion groups</text:p>
          </table:table-cell>
          <table:table-cell office:value-type="string">
            <text:p>create safe spaces</text:p>
          </table:table-cell>
          <table:table-cell table:style-name="ce1" office:value-type="string">
            <text:p>helps</text:p>
          </table:table-cell>
          <table:table-cell office:value-type="string">
            <text:p>reciprocal support</text:p>
          </table:table-cell>
          <table:table-cell table:number-columns-repeated="1020"/>
        </table:table-row>
        <table:table-row table:style-name="ro1">
          <table:table-cell office:value-type="string">
            <text:p>detect user activity</text:p>
          </table:table-cell>
          <table:table-cell office:value-type="string">
            <text:p>detect frequent viewers</text:p>
          </table:table-cell>
          <table:table-cell table:style-name="ce1" office:value-type="string">
            <text:p>helps</text:p>
          </table:table-cell>
          <table:table-cell office:value-type="string">
            <text:p>identify valuable participants</text:p>
          </table:table-cell>
          <table:table-cell table:number-columns-repeated="1020"/>
        </table:table-row>
        <table:table-row table:style-name="ro1">
          <table:table-cell office:value-type="string">
            <text:p>articulate purpose of community</text:p>
          </table:table-cell>
          <table:table-cell office:value-type="string">
            <text:p>differetiate community from others</text:p>
          </table:table-cell>
          <table:table-cell table:style-name="ce1" office:value-type="string">
            <text:p>helps</text:p>
          </table:table-cell>
          <table:table-cell office:value-type="string">
            <text:p>register with confidence</text:p>
          </table:table-cell>
          <table:table-cell table:number-columns-repeated="1020"/>
        </table:table-row>
        <table:table-row table:style-name="ro1">
          <table:table-cell office:value-type="string">
            <text:p>personalization</text:p>
          </table:table-cell>
          <table:table-cell office:value-type="string">
            <text:p>direct access to content of interest</text:p>
          </table:table-cell>
          <table:table-cell table:style-name="ce1" office:value-type="string">
            <text:p>helps</text:p>
          </table:table-cell>
          <table:table-cell office:value-type="string">
            <text:p>content be engaging</text:p>
          </table:table-cell>
          <table:table-cell table:number-columns-repeated="1020"/>
        </table:table-row>
        <table:table-row table:style-name="ro1">
          <table:table-cell office:value-type="string">
            <text:p>personalization</text:p>
          </table:table-cell>
          <table:table-cell office:value-type="string">
            <text:p>direct access to content of interest</text:p>
          </table:table-cell>
          <table:table-cell table:style-name="ce1" office:value-type="string">
            <text:p>helps</text:p>
          </table:table-cell>
          <table:table-cell office:value-type="string">
            <text:p>content be engaging</text:p>
          </table:table-cell>
          <table:table-cell table:number-columns-repeated="1020"/>
        </table:table-row>
        <table:table-row table:style-name="ro1">
          <table:table-cell office:value-type="string">
            <text:p>persistent identity</text:p>
          </table:table-cell>
          <table:table-cell office:value-type="string">
            <text:p>distinguish members</text:p>
          </table:table-cell>
          <table:table-cell table:style-name="ce1" office:value-type="string">
            <text:p>helps</text:p>
          </table:table-cell>
          <table:table-cell office:value-type="string">
            <text:p>identity is projected to others</text:p>
          </table:table-cell>
          <table:table-cell table:number-columns-repeated="1020"/>
        </table:table-row>
        <table:table-row table:style-name="ro1">
          <table:table-cell office:value-type="string">
            <text:p>face-to-face</text:p>
          </table:table-cell>
          <table:table-cell office:value-type="string">
            <text:p>do not state disagreement</text:p>
          </table:table-cell>
          <table:table-cell table:style-name="ce1" office:value-type="string">
            <text:p>hurts</text:p>
          </table:table-cell>
          <table:table-cell office:value-type="string">
            <text:p>agreement be sincere</text:p>
          </table:table-cell>
          <table:table-cell table:number-columns-repeated="1020"/>
        </table:table-row>
        <table:table-row table:style-name="ro1">
          <table:table-cell office:value-type="string">
            <text:p>interweave content and discussion</text:p>
          </table:table-cell>
          <table:table-cell office:value-type="string">
            <text:p>easily contribute</text:p>
          </table:table-cell>
          <table:table-cell table:style-name="ce1" office:value-type="string">
            <text:p>helps</text:p>
          </table:table-cell>
          <table:table-cell office:value-type="string">
            <text:p>participation increased</text:p>
          </table:table-cell>
          <table:table-cell table:number-columns-repeated="1020"/>
        </table:table-row>
        <table:table-row table:style-name="ro1">
          <table:table-cell office:value-type="string">
            <text:p>joint email</text:p>
          </table:table-cell>
          <table:table-cell office:value-type="string">
            <text:p>emphasize alliance with reputable organziations</text:p>
          </table:table-cell>
          <table:table-cell table:style-name="ce1" office:value-type="string">
            <text:p>Associated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string">
            <text:p>joint email</text:p>
          </table:table-cell>
          <table:table-cell office:value-type="string">
            <text:p>emphasize alliance with reputable organziations</text:p>
          </table:table-cell>
          <table:table-cell table:style-name="ce1" office:value-type="string">
            <text:p>Associated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string">
            <text:p>joint email</text:p>
          </table:table-cell>
          <table:table-cell office:value-type="string">
            <text:p>emphasize alliance with reputable organziations</text:p>
          </table:table-cell>
          <table:table-cell table:style-name="ce1" office:value-type="string">
            <text:p>Associated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string">
            <text:p>joint email</text:p>
          </table:table-cell>
          <table:table-cell office:value-type="string">
            <text:p>emphasize alliance with reputable organziations</text:p>
          </table:table-cell>
          <table:table-cell table:style-name="ce1" office:value-type="string">
            <text:p>Associated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string">
            <text:p>locate users on map</text:p>
          </table:table-cell>
          <table:table-cell office:value-type="string">
            <text:p>emphasize shared background</text:p>
          </table:table-cell>
          <table:table-cell table:style-name="ce1" office:value-type="string">
            <text:p>helps</text:p>
          </table:table-cell>
          <table:table-cell office:value-type="string">
            <text:p>build common ground</text:p>
          </table:table-cell>
          <table:table-cell table:number-columns-repeated="1020"/>
        </table:table-row>
        <table:table-row table:style-name="ro1">
          <table:table-cell office:value-type="string">
            <text:p>require user endoresements</text:p>
          </table:table-cell>
          <table:table-cell office:value-type="string">
            <text:p>evaluate content</text:p>
          </table:table-cell>
          <table:table-cell table:style-name="ce1" office:value-type="string">
            <text:p>helps</text:p>
          </table:table-cell>
          <table:table-cell office:value-type="string">
            <text:p>retain democratic nature</text:p>
          </table:table-cell>
          <table:table-cell table:number-columns-repeated="1020"/>
        </table:table-row>
        <table:table-row table:style-name="ro1">
          <table:table-cell office:value-type="string">
            <text:p>support thread creation</text:p>
          </table:table-cell>
          <table:table-cell office:value-type="string">
            <text:p>expand spaces for interaction</text:p>
          </table:table-cell>
          <table:table-cell table:style-name="ce1" office:value-type="string">
            <text:p>helps</text:p>
          </table:table-cell>
          <table:table-cell office:value-type="string">
            <text:p>community be evolvable</text:p>
          </table:table-cell>
          <table:table-cell table:number-columns-repeated="1020"/>
        </table:table-row>
        <table:table-row table:style-name="ro1">
          <table:table-cell office:value-type="string">
            <text:p>knowledge formalization</text:p>
          </table:table-cell>
          <table:table-cell office:value-type="string">
            <text:p>express arguments formally</text:p>
          </table:table-cell>
          <table:table-cell table:style-name="ce1" office:value-type="string">
            <text:p>hurts</text:p>
          </table:table-cell>
          <table:table-cell office:value-type="string">
            <text:p>ease of use</text:p>
          </table:table-cell>
          <table:table-cell table:number-columns-repeated="1020"/>
        </table:table-row>
        <table:table-row table:style-name="ro1">
          <table:table-cell office:value-type="string">
            <text:p>knowledge formalization</text:p>
          </table:table-cell>
          <table:table-cell office:value-type="string">
            <text:p>express arguments formally</text:p>
          </table:table-cell>
          <table:table-cell table:style-name="ce1" office:value-type="string">
            <text:p>hurts</text:p>
          </table:table-cell>
          <table:table-cell office:value-type="string">
            <text:p>ease of use</text:p>
          </table:table-cell>
          <table:table-cell table:number-columns-repeated="1020"/>
        </table:table-row>
        <table:table-row table:style-name="ro1">
          <table:table-cell office:value-type="string">
            <text:p>rich text</text:p>
          </table:table-cell>
          <table:table-cell office:value-type="string">
            <text:p>expressive communication</text:p>
          </table:table-cell>
          <table:table-cell table:style-name="ce1" office:value-type="string">
            <text:p>helps</text:p>
          </table:table-cell>
          <table:table-cell office:value-type="string">
            <text:p>ease of use</text:p>
          </table:table-cell>
          <table:table-cell table:number-columns-repeated="1020"/>
        </table:table-row>
        <table:table-row table:style-name="ro1">
          <table:table-cell office:value-type="string">
            <text:p>discussion threading</text:p>
          </table:table-cell>
          <table:table-cell office:value-type="string">
            <text:p>group discussion of material</text:p>
          </table:table-cell>
          <table:table-cell table:style-name="ce1" office:value-type="string">
            <text:p>helps</text:p>
          </table:table-cell>
          <table:table-cell office:value-type="string">
            <text:p>engagement</text:p>
          </table:table-cell>
          <table:table-cell table:number-columns-repeated="1020"/>
        </table:table-row>
        <table:table-row table:style-name="ro1">
          <table:table-cell office:value-type="string">
            <text:p>anonymous advice</text:p>
          </table:table-cell>
          <table:table-cell office:value-type="string">
            <text:p>help interpret messages</text:p>
          </table:table-cell>
          <table:table-cell table:style-name="ce1" office:value-type="string">
            <text:p>helps</text:p>
          </table:table-cell>
          <table:table-cell office:value-type="string">
            <text:p>activity be accessible</text:p>
          </table:table-cell>
          <table:table-cell table:number-columns-repeated="1020"/>
        </table:table-row>
        <table:table-row table:style-name="ro1">
          <table:table-cell office:value-type="string">
            <text:p>moderation</text:p>
          </table:table-cell>
          <table:table-cell office:value-type="string">
            <text:p>icommunicate community norms</text:p>
          </table:table-cell>
          <table:table-cell table:style-name="ce1" office:value-type="string">
            <text:p>helps</text:p>
          </table:table-cell>
          <table:table-cell office:value-type="string">
            <text:p>community be sustainable</text:p>
          </table:table-cell>
          <table:table-cell table:number-columns-repeated="1020"/>
        </table:table-row>
        <table:table-row table:style-name="ro1">
          <table:table-cell office:value-type="string">
            <text:p>moderation</text:p>
          </table:table-cell>
          <table:table-cell office:value-type="string">
            <text:p>icommunicate community norms</text:p>
          </table:table-cell>
          <table:table-cell table:style-name="ce1" office:value-type="string">
            <text:p>helps</text:p>
          </table:table-cell>
          <table:table-cell office:value-type="string">
            <text:p>community be sustainable</text:p>
          </table:table-cell>
          <table:table-cell table:number-columns-repeated="1020"/>
        </table:table-row>
        <table:table-row table:style-name="ro1">
          <table:table-cell office:value-type="string">
            <text:p>profile outlines moral positoins</text:p>
          </table:table-cell>
          <table:table-cell office:value-type="string">
            <text:p>identify moral differences</text:p>
          </table:table-cell>
          <table:table-cell table:style-name="ce1" office:value-type="string">
            <text:p>helps</text:p>
          </table:table-cell>
          <table:table-cell office:value-type="string">
            <text:p>foster discussion of differences</text:p>
          </table:table-cell>
          <table:table-cell table:number-columns-repeated="1020"/>
        </table:table-row>
        <table:table-row table:style-name="ro1">
          <table:table-cell office:value-type="string">
            <text:p>emphaize uniqueness of contribution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emphaize uniqueness of contribution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emphaize uniqueness of contribution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emphaize uniqueness of contribution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prominent display of contributions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prominent display of contributions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prominent display of contributions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prominent display of contributions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support peer evaluation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support peer evaluation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support peer evaluation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support peer evaluation</text:p>
          </table:table-cell>
          <table:table-cell office:value-type="string">
            <text:p>increase individual contributions</text:p>
          </table:table-cell>
          <table:table-cell table:style-name="ce1" office:value-type="string">
            <text:p>Associated</text:p>
          </table:table-cell>
          <table:table-cell office:value-type="string">
            <text:p>value of unique information maxmized</text:p>
          </table:table-cell>
          <table:table-cell table:number-columns-repeated="1020"/>
        </table:table-row>
        <table:table-row table:style-name="ro1">
          <table:table-cell office:value-type="string">
            <text:p>display association with reputable org</text:p>
          </table:table-cell>
          <table:table-cell office:value-type="string">
            <text:p>indicate external credibility</text:p>
          </table:table-cell>
          <table:table-cell table:style-name="ce1" office:value-type="string">
            <text:p>helps</text:p>
          </table:table-cell>
          <table:table-cell office:value-type="string">
            <text:p>credibility be increased</text:p>
          </table:table-cell>
          <table:table-cell table:number-columns-repeated="1020"/>
        </table:table-row>
        <table:table-row table:style-name="ro1">
          <table:table-cell office:value-type="string">
            <text:p>interaction archive</text:p>
          </table:table-cell>
          <table:table-cell office:value-type="string">
            <text:p>indicate user activity history</text:p>
          </table:table-cell>
          <table:table-cell table:style-name="ce1" office:value-type="string">
            <text:p>helps</text:p>
          </table:table-cell>
          <table:table-cell office:value-type="string">
            <text:p>interaction partners be assessed</text:p>
          </table:table-cell>
          <table:table-cell table:number-columns-repeated="1020"/>
        </table:table-row>
        <table:table-row table:style-name="ro1">
          <table:table-cell office:value-type="string">
            <text:p>mandate search for related ideas</text:p>
          </table:table-cell>
          <table:table-cell office:value-type="string">
            <text:p>integrate into single document</text:p>
          </table:table-cell>
          <table:table-cell table:style-name="ce1" office:value-type="string">
            <text:p>helps</text:p>
          </table:table-cell>
          <table:table-cell office:value-type="string">
            <text:p>document has diverse viewpoints</text:p>
          </table:table-cell>
          <table:table-cell table:number-columns-repeated="1020"/>
        </table:table-row>
        <table:table-row table:style-name="ro1">
          <table:table-cell office:value-type="string">
            <text:p>transparent moderation</text:p>
          </table:table-cell>
          <table:table-cell office:value-type="string">
            <text:p>justify censorship</text:p>
          </table:table-cell>
          <table:table-cell table:style-name="ce1" office:value-type="string">
            <text:p>helps</text:p>
          </table:table-cell>
          <table:table-cell office:value-type="string">
            <text:p>neutrality</text:p>
          </table:table-cell>
          <table:table-cell table:number-columns-repeated="1020"/>
        </table:table-row>
        <table:table-row table:style-name="ro1">
          <table:table-cell office:value-type="string">
            <text:p>incremental formalization</text:p>
          </table:table-cell>
          <table:table-cell office:value-type="string">
            <text:p>knowledge formalization</text:p>
          </table:table-cell>
          <table:table-cell table:style-name="ce1" office:value-type="string">
            <text:p>helps</text:p>
          </table:table-cell>
          <table:table-cell office:value-type="string">
            <text:p>decision making be facilitated</text:p>
          </table:table-cell>
          <table:table-cell table:number-columns-repeated="1020"/>
        </table:table-row>
        <table:table-row table:style-name="ro1">
          <table:table-cell office:value-type="string">
            <text:p>incremental formalization</text:p>
          </table:table-cell>
          <table:table-cell office:value-type="string">
            <text:p>knowledge formalization</text:p>
          </table:table-cell>
          <table:table-cell table:style-name="ce1" office:value-type="string">
            <text:p>helps</text:p>
          </table:table-cell>
          <table:table-cell office:value-type="string">
            <text:p>decision making be facilitated</text:p>
          </table:table-cell>
          <table:table-cell table:number-columns-repeated="1020"/>
        </table:table-row>
        <table:table-row table:style-name="ro1">
          <table:table-cell office:value-type="string">
            <text:p>incremental formalization</text:p>
          </table:table-cell>
          <table:table-cell office:value-type="string">
            <text:p>knowledge formalization</text:p>
          </table:table-cell>
          <table:table-cell table:style-name="ce1" office:value-type="string">
            <text:p>affords</text:p>
          </table:table-cell>
          <table:table-cell office:value-type="string">
            <text:p>express arguments formally</text:p>
          </table:table-cell>
          <table:table-cell table:number-columns-repeated="1020"/>
        </table:table-row>
        <table:table-row table:style-name="ro1">
          <table:table-cell office:value-type="string">
            <text:p>incremental formalization</text:p>
          </table:table-cell>
          <table:table-cell office:value-type="string">
            <text:p>knowledge formalization</text:p>
          </table:table-cell>
          <table:table-cell table:style-name="ce1" office:value-type="string">
            <text:p>affords</text:p>
          </table:table-cell>
          <table:table-cell office:value-type="string">
            <text:p>express arguments formally</text:p>
          </table:table-cell>
          <table:table-cell table:number-columns-repeated="1020"/>
        </table:table-row>
        <table:table-row table:style-name="ro1">
          <table:table-cell office:value-type="string">
            <text:p>textual discussion</text:p>
          </table:table-cell>
          <table:table-cell office:value-type="string">
            <text:p>little social pressure</text:p>
          </table:table-cell>
          <table:table-cell table:style-name="ce1" office:value-type="string">
            <text:p>helps</text:p>
          </table:table-cell>
          <table:table-cell office:value-type="string">
            <text:p>opposing views be expressed</text:p>
          </table:table-cell>
          <table:table-cell table:number-columns-repeated="1020"/>
        </table:table-row>
        <table:table-row table:style-name="ro1">
          <table:table-cell office:value-type="string">
            <text:p>textual discussion</text:p>
          </table:table-cell>
          <table:table-cell office:value-type="string">
            <text:p>little social pressure</text:p>
          </table:table-cell>
          <table:table-cell table:style-name="ce1" office:value-type="string">
            <text:p>helps</text:p>
          </table:table-cell>
          <table:table-cell office:value-type="string">
            <text:p>opposing views be expressed</text:p>
          </table:table-cell>
          <table:table-cell table:number-columns-repeated="1020"/>
        </table:table-row>
        <table:table-row table:style-name="ro1">
          <table:table-cell office:value-type="string">
            <text:p>textual discussion</text:p>
          </table:table-cell>
          <table:table-cell office:value-type="string">
            <text:p>little social pressure</text:p>
          </table:table-cell>
          <table:table-cell table:style-name="ce1" office:value-type="string">
            <text:p>hurts</text:p>
          </table:table-cell>
          <table:table-cell office:value-type="string">
            <text:p>flame wars be avoided</text:p>
          </table:table-cell>
          <table:table-cell table:number-columns-repeated="1020"/>
        </table:table-row>
        <table:table-row table:style-name="ro1">
          <table:table-cell office:value-type="string">
            <text:p>textual discussion</text:p>
          </table:table-cell>
          <table:table-cell office:value-type="string">
            <text:p>little social pressure</text:p>
          </table:table-cell>
          <table:table-cell table:style-name="ce1" office:value-type="string">
            <text:p>hurts</text:p>
          </table:table-cell>
          <table:table-cell office:value-type="string">
            <text:p>flame wars be avoided</text:p>
          </table:table-cell>
          <table:table-cell table:number-columns-repeated="1020"/>
        </table:table-row>
        <table:table-row table:style-name="ro1">
          <table:table-cell office:value-type="string">
            <text:p>display team icons</text:p>
          </table:table-cell>
          <table:table-cell office:value-type="string">
            <text:p>membership reminder</text:p>
          </table:table-cell>
          <table:table-cell table:style-name="ce1" office:value-type="string">
            <text:p>helps</text:p>
          </table:table-cell>
          <table:table-cell office:value-type="string">
            <text:p>foster group identity</text:p>
          </table:table-cell>
          <table:table-cell table:number-columns-repeated="1020"/>
        </table:table-row>
        <table:table-row table:style-name="ro1">
          <table:table-cell office:value-type="string">
            <text:p>textual discussoin</text:p>
          </table:table-cell>
          <table:table-cell office:value-type="string">
            <text:p>natural interaction</text:p>
          </table:table-cell>
          <table:table-cell table:style-name="ce1" office:value-type="string">
            <text:p>helps</text:p>
          </table:table-cell>
          <table:table-cell office:value-type="string">
            <text:p>adoption</text:p>
          </table:table-cell>
          <table:table-cell table:number-columns-repeated="1020"/>
        </table:table-row>
        <table:table-row table:style-name="ro1">
          <table:table-cell office:value-type="string">
            <text:p>moderation</text:p>
          </table:table-cell>
          <table:table-cell office:value-type="string">
            <text:p>negative moderation</text:p>
          </table:table-cell>
          <table:table-cell table:style-name="ce1" office:value-type="string">
            <text:p>helps</text:p>
          </table:table-cell>
          <table:table-cell office:value-type="string">
            <text:p>participation</text:p>
          </table:table-cell>
          <table:table-cell table:number-columns-repeated="1020"/>
        </table:table-row>
        <table:table-row table:style-name="ro1">
          <table:table-cell office:value-type="string">
            <text:p>moderation</text:p>
          </table:table-cell>
          <table:table-cell office:value-type="string">
            <text:p>negative moderation</text:p>
          </table:table-cell>
          <table:table-cell table:style-name="ce1" office:value-type="string">
            <text:p>helps</text:p>
          </table:table-cell>
          <table:table-cell office:value-type="string">
            <text:p>participation</text:p>
          </table:table-cell>
          <table:table-cell table:number-columns-repeated="1020"/>
        </table:table-row>
        <table:table-row table:style-name="ro1">
          <table:table-cell office:value-type="string">
            <text:p>single page workspace</text:p>
          </table:table-cell>
          <table:table-cell office:value-type="string">
            <text:p>no horizontal scrolling</text:p>
          </table:table-cell>
          <table:table-cell table:style-name="ce1" office:value-type="string">
            <text:p>helps</text:p>
          </table:table-cell>
          <table:table-cell office:value-type="string">
            <text:p>usability</text:p>
          </table:table-cell>
          <table:table-cell table:number-columns-repeated="1020"/>
        </table:table-row>
        <table:table-row table:style-name="ro1">
          <table:table-cell office:value-type="string">
            <text:p>moderation</text:p>
          </table:table-cell>
          <table:table-cell office:value-type="string">
            <text:p>no moderation</text:p>
          </table:table-cell>
          <table:table-cell table:style-name="ce1" office:value-type="string">
            <text:p>hurts</text:p>
          </table:table-cell>
          <table:table-cell office:value-type="string">
            <text:p>participation</text:p>
          </table:table-cell>
          <table:table-cell table:number-columns-repeated="1020"/>
        </table:table-row>
        <table:table-row table:style-name="ro1">
          <table:table-cell office:value-type="string">
            <text:p>moderation</text:p>
          </table:table-cell>
          <table:table-cell office:value-type="string">
            <text:p>no moderation</text:p>
          </table:table-cell>
          <table:table-cell table:style-name="ce1" office:value-type="string">
            <text:p>hurts</text:p>
          </table:table-cell>
          <table:table-cell office:value-type="string">
            <text:p>participation</text:p>
          </table:table-cell>
          <table:table-cell table:number-columns-repeated="1020"/>
        </table:table-row>
        <table:table-row table:style-name="ro1">
          <table:table-cell office:value-type="string">
            <text:p>moderation</text:p>
          </table:table-cell>
          <table:table-cell office:value-type="string">
            <text:p>obtain social cues</text:p>
          </table:table-cell>
          <table:table-cell table:style-name="ce1" office:value-type="string">
            <text:p>helps</text:p>
          </table:table-cell>
          <table:table-cell office:value-type="string">
            <text:p>perform for audience</text:p>
          </table:table-cell>
          <table:table-cell table:number-columns-repeated="1020"/>
        </table:table-row>
        <table:table-row table:style-name="ro1">
          <table:table-cell office:value-type="string">
            <text:p>moderation</text:p>
          </table:table-cell>
          <table:table-cell office:value-type="string">
            <text:p>obtain social cues</text:p>
          </table:table-cell>
          <table:table-cell table:style-name="ce1" office:value-type="string">
            <text:p>helps</text:p>
          </table:table-cell>
          <table:table-cell office:value-type="string">
            <text:p>perform for audience</text:p>
          </table:table-cell>
          <table:table-cell table:number-columns-repeated="1020"/>
        </table:table-row>
        <table:table-row table:style-name="ro1">
          <table:table-cell office:value-type="string">
            <text:p>online status updates</text:p>
          </table:table-cell>
          <table:table-cell office:value-type="string">
            <text:p>perceive space as active</text:p>
          </table:table-cell>
          <table:table-cell table:style-name="ce1" office:value-type="string">
            <text:p>helps</text:p>
          </table:table-cell>
          <table:table-cell office:value-type="string">
            <text:p>identity is projected to others</text:p>
          </table:table-cell>
          <table:table-cell table:number-columns-repeated="1020"/>
        </table:table-row>
        <table:table-row table:style-name="ro1">
          <table:table-cell office:value-type="string">
            <text:p>textual discussion</text:p>
          </table:table-cell>
          <table:table-cell office:value-type="string">
            <text:p>portray social cues</text:p>
          </table:table-cell>
          <table:table-cell table:style-name="ce1" office:value-type="string">
            <text:p>helps</text:p>
          </table:table-cell>
          <table:table-cell office:value-type="string">
            <text:p>awareness of others activities be supported</text:p>
          </table:table-cell>
          <table:table-cell table:number-columns-repeated="1020"/>
        </table:table-row>
        <table:table-row table:style-name="ro1">
          <table:table-cell office:value-type="string">
            <text:p>textual discussion</text:p>
          </table:table-cell>
          <table:table-cell office:value-type="string">
            <text:p>portray social cues</text:p>
          </table:table-cell>
          <table:table-cell table:style-name="ce1" office:value-type="string">
            <text:p>helps</text:p>
          </table:table-cell>
          <table:table-cell office:value-type="string">
            <text:p>awareness of others activities be supported</text:p>
          </table:table-cell>
          <table:table-cell table:number-columns-repeated="1020"/>
        </table:table-row>
        <table:table-row table:style-name="ro1">
          <table:table-cell office:value-type="string">
            <text:p>video chat</text:p>
          </table:table-cell>
          <table:table-cell office:value-type="string">
            <text:p>portray social cues</text:p>
          </table:table-cell>
          <table:table-cell table:style-name="ce1" office:value-type="string">
            <text:p>helps</text:p>
          </table:table-cell>
          <table:table-cell office:value-type="string">
            <text:p>awareness of others activities be supported</text:p>
          </table:table-cell>
          <table:table-cell table:number-columns-repeated="1020"/>
        </table:table-row>
        <table:table-row table:style-name="ro1">
          <table:table-cell office:value-type="string">
            <text:p>video chat</text:p>
          </table:table-cell>
          <table:table-cell office:value-type="string">
            <text:p>portray social cues</text:p>
          </table:table-cell>
          <table:table-cell table:style-name="ce1" office:value-type="string">
            <text:p>helps</text:p>
          </table:table-cell>
          <table:table-cell office:value-type="string">
            <text:p>awareness of others activities be supported</text:p>
          </table:table-cell>
          <table:table-cell table:number-columns-repeated="1020"/>
        </table:table-row>
        <table:table-row table:style-name="ro1">
          <table:table-cell office:value-type="string">
            <text:p>collaborative filtering</text:p>
          </table:table-cell>
          <table:table-cell office:value-type="string">
            <text:p>prioritize content</text:p>
          </table:table-cell>
          <table:table-cell table:style-name="ce1" office:value-type="string">
            <text:p>hurts</text:p>
          </table:table-cell>
          <table:table-cell office:value-type="string">
            <text:p>opinions be diverse</text:p>
          </table:table-cell>
          <table:table-cell table:number-columns-repeated="1020"/>
        </table:table-row>
        <table:table-row table:style-name="ro1">
          <table:table-cell office:value-type="string">
            <text:p>collaborative filtering</text:p>
          </table:table-cell>
          <table:table-cell office:value-type="string">
            <text:p>prioritize content</text:p>
          </table:table-cell>
          <table:table-cell table:style-name="ce1" office:value-type="string">
            <text:p>helps</text:p>
          </table:table-cell>
          <table:table-cell office:value-type="string">
            <text:p>relevant information be accesible</text:p>
          </table:table-cell>
          <table:table-cell table:number-columns-repeated="1020"/>
        </table:table-row>
        <table:table-row table:style-name="ro1">
          <table:table-cell office:value-type="string">
            <text:p>implicit rating</text:p>
          </table:table-cell>
          <table:table-cell office:value-type="string">
            <text:p>prioritize referenced messages</text:p>
          </table:table-cell>
          <table:table-cell table:style-name="ce1" office:value-type="string">
            <text:p>helps</text:p>
          </table:table-cell>
          <table:table-cell office:value-type="string">
            <text:p>determining relevent discussion to join be simple</text:p>
          </table:table-cell>
          <table:table-cell table:number-columns-repeated="1020"/>
        </table:table-row>
        <table:table-row table:style-name="ro1">
          <table:table-cell office:value-type="string">
            <text:p>user profiles</text:p>
          </table:table-cell>
          <table:table-cell office:value-type="string">
            <text:p>publish personal interests</text:p>
          </table:table-cell>
          <table:table-cell table:style-name="ce1" office:value-type="string">
            <text:p>helps</text:p>
          </table:table-cell>
          <table:table-cell office:value-type="string">
            <text:p>community bond be forged</text:p>
          </table:table-cell>
          <table:table-cell table:number-columns-repeated="1020"/>
        </table:table-row>
        <table:table-row table:style-name="ro1">
          <table:table-cell office:value-type="string">
            <text:p>reply support</text:p>
          </table:table-cell>
          <table:table-cell office:value-type="string">
            <text:p>receive reply</text:p>
          </table:table-cell>
          <table:table-cell table:style-name="ce1" office:value-type="string">
            <text:p>helps</text:p>
          </table:table-cell>
          <table:table-cell office:value-type="string">
            <text:p>participation</text:p>
          </table:table-cell>
          <table:table-cell table:number-columns-repeated="1020"/>
        </table:table-row>
        <table:table-row table:style-name="ro1">
          <table:table-cell office:value-type="string">
            <text:p>reply support</text:p>
          </table:table-cell>
          <table:table-cell office:value-type="string">
            <text:p>receive reply</text:p>
          </table:table-cell>
          <table:table-cell table:style-name="ce1" office:value-type="string">
            <text:p>helps</text:p>
          </table:table-cell>
          <table:table-cell office:value-type="string">
            <text:p>participation</text:p>
          </table:table-cell>
          <table:table-cell table:number-columns-repeated="1020"/>
        </table:table-row>
        <table:table-row table:style-name="ro1">
          <table:table-cell office:value-type="string">
            <text:p>display user post count</text:p>
          </table:table-cell>
          <table:table-cell office:value-type="string">
            <text:p>recognize user status</text:p>
          </table:table-cell>
          <table:table-cell table:style-name="ce1" office:value-type="string">
            <text:p>helps</text:p>
          </table:table-cell>
          <table:table-cell office:value-type="string">
            <text:p>sustained interaction</text:p>
          </table:table-cell>
          <table:table-cell table:number-columns-repeated="1020"/>
        </table:table-row>
        <table:table-row table:style-name="ro1">
          <table:table-cell office:value-type="string">
            <text:p>display user post count</text:p>
          </table:table-cell>
          <table:table-cell office:value-type="string">
            <text:p>recognize user status</text:p>
          </table:table-cell>
          <table:table-cell table:style-name="ce1" office:value-type="string">
            <text:p>helps</text:p>
          </table:table-cell>
          <table:table-cell office:value-type="string">
            <text:p>be associated with status</text:p>
          </table:table-cell>
          <table:table-cell table:number-columns-repeated="1020"/>
        </table:table-row>
        <table:table-row table:style-name="ro1">
          <table:table-cell office:value-type="string">
            <text:p>purpose statement</text:p>
          </table:table-cell>
          <table:table-cell office:value-type="string">
            <text:p>reflect user interests</text:p>
          </table:table-cell>
          <table:table-cell table:style-name="ce1" office:value-type="string">
            <text:p>helps</text:p>
          </table:table-cell>
          <table:table-cell office:value-type="string">
            <text:p>participation increased</text:p>
          </table:table-cell>
          <table:table-cell table:number-columns-repeated="1020"/>
        </table:table-row>
        <table:table-row table:style-name="ro1">
          <table:table-cell office:value-type="string">
            <text:p>thread</text:p>
          </table:table-cell>
          <table:table-cell office:value-type="string">
            <text:p>reply effort</text:p>
          </table:table-cell>
          <table:table-cell table:style-name="ce1" office:value-type="string">
            <text:p>hurts</text:p>
          </table:table-cell>
          <table:table-cell office:value-type="string">
            <text:p>reduce effort</text:p>
          </table:table-cell>
          <table:table-cell table:number-columns-repeated="1020"/>
        </table:table-row>
        <table:table-row table:style-name="ro1">
          <table:table-cell office:value-type="string">
            <text:p>conversation stored as document</text:p>
          </table:table-cell>
          <table:table-cell office:value-type="string">
            <text:p>scroll through conversation</text:p>
          </table:table-cell>
          <table:table-cell table:style-name="ce1" office:value-type="string">
            <text:p>helps</text:p>
          </table:table-cell>
          <table:table-cell office:value-type="string">
            <text:p>social norms be emergent</text:p>
          </table:table-cell>
          <table:table-cell table:number-columns-repeated="1020"/>
        </table:table-row>
        <table:table-row table:style-name="ro1">
          <table:table-cell office:value-type="string">
            <text:p>connect discussion to decision making</text:p>
          </table:table-cell>
          <table:table-cell office:value-type="string">
            <text:p>sense of relevancy</text:p>
          </table:table-cell>
          <table:table-cell table:style-name="ce1" office:value-type="string">
            <text:p>helps</text:p>
          </table:table-cell>
          <table:table-cell office:value-type="string">
            <text:p>political efficacy</text:p>
          </table:table-cell>
          <table:table-cell table:number-columns-repeated="1020"/>
        </table:table-row>
        <table:table-row table:style-name="ro1">
          <table:table-cell office:value-type="string">
            <text:p>group memory recording</text:p>
          </table:table-cell>
          <table:table-cell office:value-type="string">
            <text:p>separate analysis from ideation</text:p>
          </table:table-cell>
          <table:table-cell table:style-name="ce1" office:value-type="string">
            <text:p>helps</text:p>
          </table:table-cell>
          <table:table-cell office:value-type="string">
            <text:p>divergent thinking be facilitated</text:p>
          </table:table-cell>
          <table:table-cell table:number-columns-repeated="1020"/>
        </table:table-row>
        <table:table-row table:style-name="ro1">
          <table:table-cell office:value-type="string">
            <text:p>emphasize group size and strength</text:p>
          </table:table-cell>
          <table:table-cell office:value-type="string">
            <text:p>sign up for membership</text:p>
          </table:table-cell>
          <table:table-cell table:style-name="ce1" office:value-type="string">
            <text:p>helps</text:p>
          </table:table-cell>
          <table:table-cell office:value-type="string">
            <text:p>increase user social ties</text:p>
          </table:table-cell>
          <table:table-cell table:number-columns-repeated="1020"/>
        </table:table-row>
        <table:table-row table:style-name="ro1">
          <table:table-cell office:value-type="string">
            <text:p>promote competitoin among groups</text:p>
          </table:table-cell>
          <table:table-cell office:value-type="string">
            <text:p>sign up for membership</text:p>
          </table:table-cell>
          <table:table-cell table:style-name="ce1" office:value-type="string">
            <text:p>helps</text:p>
          </table:table-cell>
          <table:table-cell office:value-type="string">
            <text:p>increase user social ties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makes</text:p>
          </table:table-cell>
          <table:table-cell office:value-type="string">
            <text:p>collective knowledge representation be supported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makes</text:p>
          </table:table-cell>
          <table:table-cell office:value-type="string">
            <text:p>collective knowledge representation be supported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makes</text:p>
          </table:table-cell>
          <table:table-cell office:value-type="string">
            <text:p>collective knowledge representation be supported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makes</text:p>
          </table:table-cell>
          <table:table-cell office:value-type="string">
            <text:p>collective knowledge representation be supported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hurts</text:p>
          </table:table-cell>
          <table:table-cell office:value-type="string">
            <text:p>determining relevent discussion to join be simple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hurts</text:p>
          </table:table-cell>
          <table:table-cell office:value-type="string">
            <text:p>determining relevent discussion to join be simple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hurts</text:p>
          </table:table-cell>
          <table:table-cell office:value-type="string">
            <text:p>referring to others be simple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hurts</text:p>
          </table:table-cell>
          <table:table-cell office:value-type="string">
            <text:p>referring to others be simple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hurts</text:p>
          </table:table-cell>
          <table:table-cell office:value-type="string">
            <text:p>summarization be simple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hurts</text:p>
          </table:table-cell>
          <table:table-cell office:value-type="string">
            <text:p>summarization be simple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hurts</text:p>
          </table:table-cell>
          <table:table-cell office:value-type="string">
            <text:p>tracking relevant messages be simple</text:p>
          </table:table-cell>
          <table:table-cell table:number-columns-repeated="1020"/>
        </table:table-row>
        <table:table-row table:style-name="ro1">
          <table:table-cell office:value-type="string">
            <text:p>threaded discussion</text:p>
          </table:table-cell>
          <table:table-cell office:value-type="string">
            <text:p>single repository of knowledge</text:p>
          </table:table-cell>
          <table:table-cell table:style-name="ce1" office:value-type="string">
            <text:p>hurts</text:p>
          </table:table-cell>
          <table:table-cell office:value-type="string">
            <text:p>tracking relevant messages be simple</text:p>
          </table:table-cell>
          <table:table-cell table:number-columns-repeated="1020"/>
        </table:table-row>
        <table:table-row table:style-name="ro1">
          <table:table-cell office:value-type="string">
            <text:p>reply support</text:p>
          </table:table-cell>
          <table:table-cell office:value-type="string">
            <text:p>small messages</text:p>
          </table:table-cell>
          <table:table-cell table:style-name="ce1" office:value-type="string">
            <text:p>helps</text:p>
          </table:table-cell>
          <table:table-cell office:value-type="string">
            <text:p>sustained interaction</text:p>
          </table:table-cell>
          <table:table-cell table:number-columns-repeated="1020"/>
        </table:table-row>
        <table:table-row table:style-name="ro1">
          <table:table-cell office:value-type="string">
            <text:p>reply support</text:p>
          </table:table-cell>
          <table:table-cell office:value-type="string">
            <text:p>small messages</text:p>
          </table:table-cell>
          <table:table-cell table:style-name="ce1" office:value-type="string">
            <text:p>helps</text:p>
          </table:table-cell>
          <table:table-cell office:value-type="string">
            <text:p>sustained interaction</text:p>
          </table:table-cell>
          <table:table-cell table:number-columns-repeated="1020"/>
        </table:table-row>
        <table:table-row table:style-name="ro1">
          <table:table-cell office:value-type="string">
            <text:p>reply support</text:p>
          </table:table-cell>
          <table:table-cell office:value-type="string">
            <text:p>small messages</text:p>
          </table:table-cell>
          <table:table-cell table:style-name="ce1" office:value-type="string">
            <text:p>helps</text:p>
          </table:table-cell>
          <table:table-cell office:value-type="string">
            <text:p>sustained interaction</text:p>
          </table:table-cell>
          <table:table-cell table:number-columns-repeated="1020"/>
        </table:table-row>
        <table:table-row table:style-name="ro1">
          <table:table-cell office:value-type="string">
            <text:p>reply support</text:p>
          </table:table-cell>
          <table:table-cell office:value-type="string">
            <text:p>small messages</text:p>
          </table:table-cell>
          <table:table-cell table:style-name="ce1" office:value-type="string">
            <text:p>helps</text:p>
          </table:table-cell>
          <table:table-cell office:value-type="string">
            <text:p>sustained interaction</text:p>
          </table:table-cell>
          <table:table-cell table:number-columns-repeated="1020"/>
        </table:table-row>
        <table:table-row table:style-name="ro1">
          <table:table-cell office:value-type="string">
            <text:p>memo card</text:p>
          </table:table-cell>
          <table:table-cell office:value-type="string">
            <text:p>store selections</text:p>
          </table:table-cell>
          <table:table-cell table:style-name="ce1" office:value-type="string">
            <text:p>helps</text:p>
          </table:table-cell>
          <table:table-cell office:value-type="string">
            <text:p>transparent collaboration state</text:p>
          </table:table-cell>
          <table:table-cell table:number-columns-repeated="1020"/>
        </table:table-row>
        <table:table-row table:style-name="ro1">
          <table:table-cell office:value-type="string">
            <text:p>memo cards</text:p>
          </table:table-cell>
          <table:table-cell office:value-type="string">
            <text:p>switch between contexts</text:p>
          </table:table-cell>
          <table:table-cell table:style-name="ce1" office:value-type="string">
            <text:p>helps</text:p>
          </table:table-cell>
          <table:table-cell office:value-type="string">
            <text:p>emergent collaboration</text:p>
          </table:table-cell>
          <table:table-cell table:number-columns-repeated="1020"/>
        </table:table-row>
        <table:table-row table:style-name="ro1">
          <table:table-cell office:value-type="string">
            <text:p>monitor user online status</text:p>
          </table:table-cell>
          <table:table-cell office:value-type="string">
            <text:p>synchronous collaboration request</text:p>
          </table:table-cell>
          <table:table-cell table:style-name="ce1" office:value-type="string">
            <text:p>helps</text:p>
          </table:table-cell>
          <table:table-cell office:value-type="string">
            <text:p>real time collaboration</text:p>
          </table:table-cell>
          <table:table-cell table:number-columns-repeated="1020"/>
        </table:table-row>
        <table:table-row table:style-name="ro1">
          <table:table-cell office:value-type="string">
            <text:p>face-to-face</text:p>
          </table:table-cell>
          <table:table-cell office:value-type="string">
            <text:p>verbal communication</text:p>
          </table:table-cell>
          <table:table-cell table:style-name="ce1" office:value-type="string">
            <text:p>helps</text:p>
          </table:table-cell>
          <table:table-cell office:value-type="string">
            <text:p>hidden needs uncovered</text:p>
          </table:table-cell>
          <table:table-cell table:number-columns-repeated="102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relationships_1" table:base-cell-address="$Sheet1.$A$1" table:cell-range-address="$Sheet1.$A$1:.$D$1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2">02/12/2011</text:date>, <text:time>19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472" meta:object-count="0"/>
    <meta:generator>OpenOffice.org/3.2$Unix OpenOffice.org_project/320m12$Build-9483</meta:generator>
  </office:meta>
</office:document-meta>
</file>